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Pictures/10000001000003280000032A694495C415CC23B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9.153cm"/>
      <style:paragraph-properties style:writing-mode="lr-tb"/>
    </style:style>
    <style:style style:name="gr3" style:family="graphic" style:parent-style-name="standard">
      <style:graphic-properties draw:stroke="none" draw:fill="none" fo:min-height="12.799cm"/>
      <style:paragraph-properties style:writing-mode="lr-tb"/>
    </style:style>
    <style:style style:name="gr4" style:family="graphic" style:parent-style-name="standard">
      <style:graphic-properties draw:stroke="none" draw:fill="none" fo:min-height="16.354cm"/>
      <style:paragraph-properties style:writing-mode="lr-tb"/>
    </style:style>
    <style:style style:name="gr5" style:family="graphic" style:parent-style-name="standard">
      <style:graphic-properties draw:stroke="none" draw:fill="none" fo:min-height="6.4cm"/>
      <style:paragraph-properties style:writing-mode="lr-tb"/>
    </style:style>
    <style:style style:name="gr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8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9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13" style:family="graphic" style:parent-style-name="standard">
      <style:graphic-properties draw:stroke="none" draw:fill="none" fo:min-height="9.244cm"/>
      <style:paragraph-properties style:writing-mode="lr-tb"/>
    </style:style>
    <style:style style:name="gr14" style:family="graphic" style:parent-style-name="standard">
      <style:graphic-properties draw:stroke="none" draw:fill="none" fo:min-height="4.97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16" style:family="graphic" style:parent-style-name="objectwithoutfill">
      <style:graphic-properties svg:stroke-width="0.106cm" svg:stroke-color="#81d41a" draw:marker-start-width="0.358cm" draw:marker-end="Puntas_20_de_20_flecha_20_1" draw:marker-end-width="0.458cm" draw:fill="none" draw:textarea-vertical-align="middle" fo:padding-top="0.177cm" fo:padding-bottom="0.177cm" fo:padding-left="0.302cm" fo:padding-right="0.30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8" style:family="graphic" style:parent-style-name="standard">
      <style:graphic-properties draw:stroke="none" draw:fill="none" fo:min-height="4.268cm"/>
      <style:paragraph-properties style:writing-mode="lr-tb"/>
    </style:style>
    <style:style style:name="gr19" style:family="graphic" style:parent-style-name="standard">
      <style:graphic-properties draw:stroke="none" draw:fill="none" fo:min-height="9.245cm"/>
      <style:paragraph-properties style:writing-mode="lr-tb"/>
    </style:style>
    <style:style style:name="gr20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702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73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1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45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9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4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35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80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24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66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5.137cm"/>
      <style:paragraph-properties style:writing-mode="lr-tb"/>
    </style:style>
    <style:style style:name="gr39" style:family="graphic" style:parent-style-name="standard">
      <style:graphic-properties draw:stroke="none" draw:fill="none" fo:min-height="18.487cm"/>
      <style:paragraph-properties style:writing-mode="lr-tb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draw:fill-color="#fff200" draw:textarea-horizontal-align="justify" draw:textarea-vertical-align="middle" draw:auto-grow-height="false" fo:min-height="1.344cm" fo:min-width="0.992cm"/>
    </style:style>
    <style:style style:name="gr42" style:family="graphic" style:parent-style-name="standard">
      <style:graphic-properties draw:fill="solid" draw:fill-color="#3faf46" draw:textarea-horizontal-align="justify" draw:textarea-vertical-align="middle" draw:auto-grow-height="false" fo:min-height="1.344cm" fo:min-width="0.992cm"/>
    </style:style>
    <style:style style:name="gr43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381cm" fo:min-width="4.421cm" fo:padding-top="0.175cm" fo:padding-bottom="0.175cm" fo:padding-left="0.3cm" fo:padding-right="0.3cm" fo:wrap-option="wrap"/>
      <style:paragraph-properties style:writing-mode="lr-tb"/>
    </style:style>
    <style:style style:name="gr44" style:family="graphic" style:parent-style-name="standard">
      <style:graphic-properties draw:stroke="none" svg:stroke-color="#ffff6d" draw:fill="none" draw:fill-color="#ffffff" draw:textarea-horizontal-align="left" draw:auto-grow-height="true" draw:auto-grow-width="true" fo:min-height="2.062cm" fo:min-width="1.487cm"/>
      <style:paragraph-properties style:writing-mode="lr-tb"/>
    </style:style>
    <style:style style:name="gr45" style:family="graphic" style:parent-style-name="standard">
      <style:graphic-properties draw:fill-color="#bbe33d" draw:textarea-horizontal-align="justify" draw:textarea-vertical-align="middle" draw:auto-grow-height="false" fo:min-height="8.326cm" fo:min-width="0cm"/>
    </style:style>
    <style:style style:name="gr46" style:family="graphic" style:parent-style-name="standard">
      <style:graphic-properties draw:fill-color="#bbe33d" draw:textarea-horizontal-align="justify" draw:textarea-vertical-align="middle" draw:auto-grow-height="false" fo:min-height="8.326cm" fo:min-width="0cm"/>
      <style:paragraph-properties style:writing-mode="lr-tb"/>
    </style:style>
    <style:style style:name="gr47" style:family="graphic" style:parent-style-name="standard">
      <style:graphic-properties draw:fill-color="#bbe33d" draw:textarea-horizontal-align="justify" draw:textarea-vertical-align="middle" draw:auto-grow-height="false" fo:min-height="9.114cm" fo:min-width="0cm"/>
      <style:paragraph-properties style:writing-mode="lr-tb"/>
    </style:style>
    <style:style style:name="gr48" style:family="graphic" style:parent-style-name="standard">
      <style:graphic-properties draw:fill-color="#bbe33d" draw:textarea-horizontal-align="justify" draw:textarea-vertical-align="middle" draw:auto-grow-height="false" fo:min-height="9.113cm" fo:min-width="0cm"/>
      <style:paragraph-properties style:writing-mode="lr-tb"/>
    </style:style>
    <style:style style:name="gr49" style:family="graphic" style:parent-style-name="standard">
      <style:graphic-properties draw:fill-color="#bbe33d" draw:textarea-horizontal-align="justify" draw:textarea-vertical-align="middle" draw:auto-grow-height="false" fo:min-height="1.312cm" fo:min-width="0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style:writing-mode="lr-tb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8" style:family="paragraph">
      <loext:graphic-properties draw:fill-color="#fff200"/>
      <style:paragraph-properties fo:text-align="center"/>
    </style:style>
    <style:style style:name="P9" style:family="paragraph">
      <loext:graphic-properties draw:fill-color="#00a65d"/>
      <style:paragraph-properties fo:text-align="center"/>
    </style:style>
    <style:style style:name="P10" style:family="paragraph"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14" style:family="paragraph">
      <loext:graphic-properties draw:fill="none" draw:fill-color="#ffffff"/>
      <style:paragraph-properties style:writing-mode="lr-tb"/>
      <style:text-properties fo:font-size="18pt"/>
    </style:style>
    <style:style style:name="P15" style:family="paragraph">
      <loext:graphic-properties draw:fill-color="#ed1c24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solid" draw:fill-color="#3faf46"/>
      <style:paragraph-properties fo:text-align="center"/>
    </style:style>
    <style:style style:name="P20" style:family="paragraph">
      <style:paragraph-properties fo:text-align="center" style:writing-mode="lr-tb"/>
    </style:style>
    <style:style style:name="P21" style:family="paragraph">
      <loext:graphic-properties draw:fill-color="#ffffff"/>
      <style:paragraph-properties fo:text-align="center" style:writing-mode="lr-tb"/>
    </style:style>
    <style:style style:name="P22" style:family="paragraph">
      <loext:graphic-properties draw:fill="none" draw:fill-color="#ffffff"/>
      <style:paragraph-properties style:writing-mode="lr-tb"/>
      <style:text-properties fo:color="#ffff6d" loext:opacity="100%" fo:font-size="42pt" fo:text-shadow="1pt 1pt" fo:font-weight="bold" style:font-size-asian="42pt" style:font-size-complex="42pt"/>
    </style:style>
    <style:style style:name="P23" style:family="paragraph">
      <loext:graphic-properties draw:fill-color="#bbe33d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style:style style:name="T7" style:family="text">
      <style:text-properties fo:color="#0066b3" loext:opacity="100%" fo:font-size="15pt" style:font-size-asian="15pt" style:font-size-complex="15pt"/>
    </style:style>
    <style:style style:name="T8" style:family="text">
      <style:text-properties fo:color="#ffff6d" loext:opacity="100%" fo:font-size="42pt" fo:text-shadow="1pt 1pt" fo:font-weight="bold" style:font-size-asian="42pt" style:font-size-complex="4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Eficiencia y <text:s/>numero de calculos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954cm" svg:height="29.403cm" svg:x="1.046cm" svg:y="1.086cm">
          <draw:text-box>
            <text:p>Algoritmo y numero de calculos.</text:p>
            <text:p/>
            <text:p/>
            <text:p/>
            <text:p>Veamos ahora el algoritmo que este sistema utiliza para resolver problemas.</text:p>
            <text:p/>
            <text:p>Un algoritmo es un conjunto ordenado de pasos u operaciones que describen el proceso que se utiliza para resolver un problema.</text:p>
            <text:p/>
            <text:p>Por ejemplo,</text:p>
            <text:p>para ordenar un mazo de cartas podriamos utilizar diferentes metodos (o algoritmos)</text:p>
            <text:p>algunos metodos ordenaran el mazo de naipes con menos operaciones que otros.</text:p>
            <text:p/>
            <text:p>Digamos que quiero</text:p>
            <text:p>ordenar una baraja de 50 naipes</text:p>
            <text:p/>
            <text:p>comentare 2 metodos diferentes (existen muchos mas)</text:p>
            <text:p/>
            <text:p>en el primero,</text:p>
            <text:p>revisare los 50 naipes comparandolos para separar el de valor mas bajo.</text:p>
            <text:p>despues de revisar los 50 tengo ya el naipe de menor valor separado de la baraja.</text:p>
            <text:p>ahora repito la operacion con los 49 naipes restantes, y separo la segunda de menor valor.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3" draw:text-style-name="P3" draw:layer="layout" svg:width="19.135cm" svg:height="13.049cm" svg:x="0.865cm" svg:y="0.936cm">
          <draw:text-box>
            <text:p/>
            <text:p>repito la operacion con los 48 restantes para obtener la tercera.</text:p>
            <text:p>y reviso otra vez el mazo para extraer otra.</text:p>
            <text:p>y continuo repitiendo este proceso hasta que ya no queden cartas.</text:p>
            <text:p>entonces tendre el mazo ordenado de menor a mayor.</text:p>
            <text:p/>
            <text:p>cuantas operaciones han sido necesarias ?</text:p>
            <text:p/>
            <text:p>50 + (50 - 1) + (50 - 2) + (50 - 3) + ... + (50 - 49) </text:p>
            <text:p/>
            <text:p>Si el numero de elementos a ordenar es "N",</text:p>
            <text:p>Podemos decir que el coste de este metodo es del orden de N*N,</text:p>
            <text:p>(o N cuadrado)</text:p>
            <text:p><text:s/></text:p>
            <text:p/>
            <text:p>Es decir, en el caso de esta baraja deberiamos pensar en algo como 50 por 50 operaciones.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4" draw:text-style-name="P3" draw:layer="layout" svg:width="18.994cm" svg:height="16.604cm" svg:x="1.006cm" svg:y="1.069cm">
          <draw:text-box>
            <text:p>Veamos otro metodo.</text:p>
            <text:p>sobre la mesa reservamos espacio para todas las cartas con un rectangulo para cada carta.</text:p>
            <text:p>miro la primera carta, es un 10, la coloco en el espacio reservado para el 10.</text:p>
            <text:p>miro la segunda carta, es un 5, la coloco en el espacio reservado para el 5.</text:p>
            <text:p>y continuo con todas las cartas.</text:p>
            <text:p/>
            <text:p>Despues de revisar el mazo una vez, todas las cartas han quedado ordenadas.</text:p>
            <text:p>Si el numero de elementos a ordenar es "N", </text:p>
            <text:p>podemos decir que el coste de este metodo es del orden de N.</text:p>
            <text:p/>
            <text:p/>
            <text:p>Comparando los 2 metodos,</text:p>
            <text:p>el primero ha ordenado el mazo despues de 50 por 50 operaciones</text:p>
            <text:p>el segundo ha ordenado el mazo despues de 50 operaciones.</text:p>
            <text:p/>
            <text:p>el segundo necesita menos operaciones para realizar el mismo trabajo.</text:p>
            <text:p>el segundo metodo es mas eficiente que el primero.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5" draw:text-style-name="P5" draw:layer="layout" svg:width="18.996cm" svg:height="6.65cm" svg:x="1.004cm" svg:y="8.037cm">
          <draw:text-box>
            <text:p><text:span text:style-name="T3">Recordemos el problema.</text:span></text:p>
            <text:p><text:span text:style-name="T3"/></text:p>
            <text:p><text:span text:style-name="T3">Estamos en la entrada de un laberinto,</text:span></text:p>
            <text:p><text:span text:style-name="T3">y queremos saber cual es el camino que va desde la entrada, hasta la salida.</text:span></text:p>
            <text:p><text:span text:style-name="T3"/></text:p>
            <text:p><text:span text:style-name="T3">La entrada esta en 'A1',</text:span></text:p>
            <text:p><text:span text:style-name="T3">y la salida esta en 'H8'.</text:span></text:p>
          </draw:text-box>
        </draw:frame>
        <draw:frame draw:style-name="gr6" draw:text-style-name="P6" draw:layer="layout" svg:width="6.363cm" svg:height="6.376cm" svg:x="9.841cm" svg:y="11.526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7" draw:text-style-name="P7" draw:layer="layout" svg:width="1.836cm" svg:height="0.569cm" svg:x="14.005cm" svg:y="18.003cm">
          <draw:text-box>
            <text:p><text:span text:style-name="T4">(dibujo 15)</text:span></text:p>
          </draw:text-box>
        </draw:frame>
        <draw:custom-shape draw:style-name="gr8" draw:text-style-name="P8" draw:layer="layout" svg:width="0.6cm" svg:height="0.6cm" svg:x="10.204cm" svg:y="16.9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6cm" svg:height="0.6cm" svg:x="15.104cm" svg:y="11.9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4cm" svg:height="0.8cm" svg:x="10.804cm" svg:y="18.102cm">
          <text:p text:style-name="P10"><text:span text:style-name="T5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2" draw:layer="layout" svg:width="2.4cm" svg:height="0.8cm" svg:x="15.604cm" svg:y="13.102cm">
          <text:p text:style-name="P10"><text:span text:style-name="T5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13" draw:layer="layout" svg:width="0.853cm" svg:height="0.839cm" svg:x="10.854cm" svg:y="16.005cm">
          <draw:text-box>
            <text:p><text:span text:style-name="T6">1</text:span></text:p>
          </draw:text-box>
        </draw:frame>
        <draw:frame draw:style-name="gr12" draw:text-style-name="P13" draw:layer="layout" svg:width="0.853cm" svg:height="0.839cm" svg:x="11.455cm" svg:y="15.306cm">
          <draw:text-box>
            <text:p><text:span text:style-name="T6">2</text:span></text:p>
          </draw:text-box>
        </draw:frame>
        <draw:frame draw:style-name="gr12" draw:text-style-name="P13" draw:layer="layout" svg:width="0.853cm" svg:height="0.839cm" svg:x="12.255cm" svg:y="14.606cm">
          <draw:text-box>
            <text:p><text:span text:style-name="T6">3</text:span></text:p>
          </draw:text-box>
        </draw:frame>
        <draw:frame draw:style-name="gr12" draw:text-style-name="P13" draw:layer="layout" svg:width="0.853cm" svg:height="0.839cm" svg:x="12.956cm" svg:y="14.007cm">
          <draw:text-box>
            <text:p><text:span text:style-name="T6">4</text:span></text:p>
          </draw:text-box>
        </draw:frame>
        <draw:frame draw:style-name="gr12" draw:text-style-name="P13" draw:layer="layout" svg:width="0.853cm" svg:height="0.839cm" svg:x="13.657cm" svg:y="13.308cm">
          <draw:text-box>
            <text:p><text:span text:style-name="T6">5</text:span></text:p>
          </draw:text-box>
        </draw:frame>
        <draw:frame draw:style-name="gr12" draw:text-style-name="P13" draw:layer="layout" svg:width="0.853cm" svg:height="0.839cm" svg:x="14.358cm" svg:y="12.609cm">
          <draw:text-box>
            <text:p><text:span text:style-name="T6">6</text:span></text:p>
          </draw:text-box>
        </draw:frame>
        <draw:frame draw:style-name="gr12" draw:text-style-name="P13" draw:layer="layout" svg:width="0.853cm" svg:height="0.839cm" svg:x="15.059cm" svg:y="11.91cm">
          <draw:text-box>
            <text:p><text:span text:style-name="T6">7</text:span></text:p>
          </draw:text-box>
        </draw:frame>
        <draw:frame draw:style-name="gr12" draw:text-style-name="P13" draw:layer="layout" svg:width="0.853cm" svg:height="0.839cm" svg:x="10.155cm" svg:y="16.806cm">
          <draw:text-box>
            <text:p><text:span text:style-name="T6">0</text:span></text:p>
          </draw:text-box>
        </draw:frame>
        <draw:frame draw:style-name="gr13" draw:text-style-name="P5" draw:layer="layout" svg:width="19.019cm" svg:height="9.494cm" svg:x="0.981cm" svg:y="19.4cm">
          <draw:text-box>
            <text:p><text:span text:style-name="T3"/></text:p>
            <text:p><text:span text:style-name="T3">La distancia que separa la entrada de la salida es de 7 casillas.</text:span></text:p>
            <text:p><text:span text:style-name="T3"/></text:p>
            <text:p><text:span text:style-name="T3">Hemos establecido que un paso es de una casilla.</text:span></text:p>
            <text:p><text:span text:style-name="T3">No menos, no mas.</text:span></text:p>
            <text:p><text:span text:style-name="T3"/></text:p>
            <text:p><text:span text:style-name="T3">De modo que para encontrar la salida serán necesarios al menos 7 pasos.</text:span></text:p>
            <text:p><text:span text:style-name="T3">Porque esta distancia no puede ser recorrida en menos pasos.</text:span></text:p>
            <text:p><text:span text:style-name="T3"/></text:p>
            <text:p><text:span text:style-name="T3">7 pasos como mínimo,</text:span></text:p>
            <text:p><text:span text:style-name="T3">pero pueden ser mas dependiendo del metodo que utilice para explorar el tablero de juego.</text:span></text:p>
          </draw:text-box>
        </draw:frame>
        <draw:frame draw:style-name="gr14" draw:text-style-name="P3" draw:layer="layout" svg:width="18.669cm" svg:height="5.228cm" svg:x="1.131cm" svg:y="1.052cm">
          <draw:text-box>
            <text:p>veamos ahora como el sistema de seres vivientes ha resuelto el problema del laberinto,</text:p>
            <text:p/>
            <text:p>y veamos como podemos mejorarlo para que resuelva el problema con menos pasos, o en un tiempo menor,</text:p>
            <text:p/>
            <text:p>haciendolo mas eficiente.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6" draw:text-style-name="P6" draw:layer="layout" svg:width="6.363cm" svg:height="6.376cm" svg:x="6.939cm" svg:y="20.4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5" draw:text-style-name="P7" draw:layer="layout" svg:width="1.679cm" svg:height="0.569cm" svg:x="11.103cm" svg:y="26.902cm">
          <draw:text-box>
            <text:p><text:span text:style-name="T4">(dibujo 5)</text:span></text:p>
          </draw:text-box>
        </draw:frame>
        <draw:custom-shape draw:style-name="gr8" draw:text-style-name="P8" draw:layer="layout" svg:width="0.6cm" svg:height="0.6cm" svg:x="7.302cm" svg:y="25.8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6cm" svg:height="0.6cm" svg:x="12.202cm" svg:y="20.8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4cm" svg:height="0.8cm" svg:x="7.902cm" svg:y="27.001cm">
          <text:p text:style-name="P10"><text:span text:style-name="T5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2" draw:layer="layout" svg:width="2.4cm" svg:height="0.8cm" svg:x="12.702cm" svg:y="22.001cm">
          <text:p text:style-name="P10"><text:span text:style-name="T5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6" draw:layer="layout" svg:width="6.363cm" svg:height="6.376cm" svg:x="1.941cm" svg:y="10.6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5" draw:text-style-name="P7" draw:layer="layout" svg:width="1.679cm" svg:height="0.569cm" svg:x="6.105cm" svg:y="17.102cm">
          <draw:text-box>
            <text:p><text:span text:style-name="T4">(dibujo 5)</text:span></text:p>
          </draw:text-box>
        </draw:frame>
        <draw:custom-shape draw:style-name="gr8" draw:text-style-name="P8" draw:layer="layout" svg:width="0.6cm" svg:height="0.6cm" svg:x="2.304cm" svg:y="16.0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6cm" svg:height="0.6cm" svg:x="7.204cm" svg:y="11.0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2.4cm" svg:height="0.8cm" svg:x="7.704cm" svg:y="12.201cm">
          <text:p text:style-name="P10"><text:span text:style-name="T5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6" draw:layer="layout" svg:width="6.363cm" svg:height="6.376cm" svg:x="11.541cm" svg:y="12.0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5" draw:text-style-name="P7" draw:layer="layout" svg:width="1.679cm" svg:height="0.569cm" svg:x="15.705cm" svg:y="18.502cm">
          <draw:text-box>
            <text:p><text:span text:style-name="T4">(dibujo 5)</text:span></text:p>
          </draw:text-box>
        </draw:frame>
        <draw:custom-shape draw:style-name="gr8" draw:text-style-name="P8" draw:layer="layout" svg:width="0.6cm" svg:height="0.6cm" svg:x="11.904cm" svg:y="17.4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6cm" svg:height="0.6cm" svg:x="16.804cm" svg:y="12.4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2.4cm" svg:height="0.8cm" svg:x="17.304cm" svg:y="13.601cm">
          <text:p text:style-name="P10"><text:span text:style-name="T5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6" draw:text-style-name="P6" draw:layer="layout" svg:x1="3.2cm" svg:y1="15.6cm" svg:x2="7cm" svg:y2="11.8cm">
          <text:p/>
        </draw:line>
        <draw:line draw:style-name="gr16" draw:text-style-name="P6" draw:layer="layout" svg:x1="12.2cm" svg:y1="17cm" svg:x2="12.226cm" svg:y2="12.673cm">
          <text:p/>
        </draw:line>
        <draw:line draw:style-name="gr16" draw:text-style-name="P6" draw:layer="layout" svg:x1="12.426cm" svg:y1="12.8cm" svg:x2="16.6cm" svg:y2="12.727cm">
          <text:p/>
        </draw:line>
        <draw:line draw:style-name="gr16" draw:text-style-name="P6" draw:layer="layout" svg:x1="7.8cm" svg:y1="21.9cm" svg:x2="11.974cm" svg:y2="21.827cm">
          <text:p/>
        </draw:line>
        <draw:line draw:style-name="gr16" draw:text-style-name="P6" draw:layer="layout" svg:x1="8.426cm" svg:y1="26.073cm" svg:x2="12.6cm" svg:y2="26cm">
          <text:p/>
        </draw:line>
        <draw:line draw:style-name="gr16" draw:text-style-name="P6" draw:layer="layout" svg:x1="8.226cm" svg:y1="24.673cm" svg:x2="12.4cm" svg:y2="24.6cm">
          <text:p/>
        </draw:line>
        <draw:line draw:style-name="gr16" draw:text-style-name="P6" draw:layer="layout" svg:x1="8.2cm" svg:y1="23.273cm" svg:x2="12.374cm" svg:y2="23.2cm">
          <text:p/>
        </draw:line>
        <draw:line draw:style-name="gr16" draw:text-style-name="P6" draw:layer="layout" svg:x1="12.174cm" svg:y1="25.373cm" svg:x2="8cm" svg:y2="25.373cm">
          <text:p/>
        </draw:line>
        <draw:line draw:style-name="gr16" draw:text-style-name="P6" draw:layer="layout" svg:x1="12.201cm" svg:y1="25.373cm" svg:x2="8.027cm" svg:y2="25.373cm">
          <text:p/>
        </draw:line>
        <draw:line draw:style-name="gr16" draw:text-style-name="P6" draw:layer="layout" svg:x1="12.201cm" svg:y1="23.973cm" svg:x2="8.027cm" svg:y2="23.973cm">
          <text:p/>
        </draw:line>
        <draw:line draw:style-name="gr16" draw:text-style-name="P6" draw:layer="layout" svg:x1="12.201cm" svg:y1="22.473cm" svg:x2="8.027cm" svg:y2="22.473cm">
          <text:p/>
        </draw:line>
        <draw:line draw:style-name="gr16" draw:text-style-name="P6" draw:layer="layout" svg:x1="12.4cm" svg:y1="22cm" svg:x2="12.4cm" svg:y2="21.227cm">
          <text:p/>
        </draw:line>
        <draw:frame draw:style-name="gr17" draw:text-style-name="P14" draw:layer="layout" svg:width="5.4cm" svg:height="0.962cm" svg:x="2.4cm" svg:y="9.2cm">
          <draw:text-box>
            <text:p><text:span text:style-name="T3">7 pasos</text:span></text:p>
          </draw:text-box>
        </draw:frame>
        <draw:frame draw:style-name="gr17" draw:text-style-name="P14" draw:layer="layout" svg:width="5.4cm" svg:height="0.962cm" svg:x="11.8cm" svg:y="10.5cm">
          <draw:text-box>
            <text:p><text:span text:style-name="T3">14 pasos</text:span></text:p>
          </draw:text-box>
        </draw:frame>
        <draw:frame draw:style-name="gr17" draw:text-style-name="P14" draw:layer="layout" svg:width="5.4cm" svg:height="0.962cm" svg:x="2.4cm" svg:y="9.2cm">
          <draw:text-box>
            <text:p><text:span text:style-name="T3">7 pasos</text:span></text:p>
          </draw:text-box>
        </draw:frame>
        <draw:frame draw:style-name="gr17" draw:text-style-name="P14" draw:layer="layout" svg:width="5.4cm" svg:height="0.962cm" svg:x="7.4cm" svg:y="19.1cm">
          <draw:text-box>
            <text:p><text:span text:style-name="T3">56 pasos</text:span></text:p>
          </draw:text-box>
        </draw:frame>
        <draw:frame draw:style-name="gr18" draw:text-style-name="P5" draw:layer="layout" svg:width="18.86cm" svg:height="4.518cm" svg:x="1.14cm" svg:y="0.996cm">
          <draw:text-box>
            <text:p><text:span text:style-name="T3">Recordemos que </text:span></text:p>
            <text:p><text:span text:style-name="T3">el sistema no sabe a priori adonde se encuentra la salida.</text:span></text:p>
            <text:p><text:span text:style-name="T3">Y tendra que explorar el tablero para encontrarla.</text:span></text:p>
            <text:p><text:span text:style-name="T3"/></text:p>
            <text:p><text:span text:style-name="T3">Existen muchas formas diferentes de explorar el tablero,</text:span></text:p>
            <text:p><text:span text:style-name="T3">por ejemplo,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draw:style-name="gr19" draw:text-style-name="P3" draw:layer="layout" svg:width="19.007cm" svg:height="9.495cm" svg:x="0.993cm" svg:y="1.072cm">
          <draw:text-box>
            <text:p>Recordemos ahora como ha resuelto el problema.</text:p>
            <text:p/>
            <text:p>Hemos creado un individuo, el primero de su especie, como un tablero con una ficha colocada en la entrada del laberinto.</text:p>
            <text:p>Representa el estado inicial.</text:p>
            <text:p>Digamos tambien que los individuos de esta especie se reproducen un segundo despues de nacer.</text:p>
            <text:p>y que al reproducirse, generan todos los hijos posibles de una vez, en la primera generacion.</text:p>
            <text:p/>
            <text:p>Se produce una generacion cada segundo.</text:p>
            <text:p/>
            <text:p>Y ha sucedido lo siguiente,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0">
        <office:forms form:automatic-focus="false" form:apply-design-mode="false"/>
        <draw:frame draw:style-name="gr6" draw:text-style-name="P6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4" draw:layer="layout" svg:width="10.8cm" svg:height="2cm" svg:x="1cm" svg:y="1.8cm">
          <draw:text-box>
            <text:p><text:span text:style-name="T3">Los posibles hijos de ‘A1’ estaran en las posiciones marcadas con X.</text:span></text:p>
          </draw:text-box>
        </draw:frame>
        <draw:frame draw:style-name="gr15" draw:text-style-name="P7" draw:layer="layout" svg:width="1.679cm" svg:height="0.569cm" svg:x="6.501cm" svg:y="11.101cm">
          <draw:text-box>
            <text:p><text:span text:style-name="T4">(dibujo 7)</text:span></text:p>
          </draw:text-box>
        </draw:frame>
        <draw:frame draw:style-name="gr12" draw:text-style-name="P16" draw:layer="layout" svg:width="0.853cm" svg:height="0.839cm" svg:x="2.647cm" svg:y="9.1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3.348cm" svg:y="9.101cm">
          <draw:text-box>
            <text:p><text:span text:style-name="T7">X</text:span></text:p>
          </draw:text-box>
        </draw:frame>
        <draw:frame draw:style-name="gr12" draw:text-style-name="P13" draw:layer="layout" svg:width="0.853cm" svg:height="0.839cm" svg:x="3.348cm" svg:y="9.801cm">
          <draw:text-box>
            <text:p><text:span text:style-name="T6">X</text:span></text:p>
          </draw:text-box>
        </draw:frame>
        <draw:frame draw:style-name="gr6" draw:text-style-name="P6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7" draw:layer="layout" svg:width="1.679cm" svg:height="0.569cm" svg:x="17.202cm" svg:y="14.001cm">
          <draw:text-box>
            <text:p><text:span text:style-name="T4">(dibujo 8)</text:span></text:p>
          </draw:text-box>
        </draw:frame>
        <draw:frame draw:style-name="gr22" draw:text-style-name="P14" draw:layer="layout" svg:width="9.202cm" svg:height="2.384cm" svg:x="10.3cm" svg:y="4.5cm">
          <draw:text-box>
            <text:p><text:span text:style-name="T3">Todos ellos naceran </text:span></text:p>
            <text:p><text:span text:style-name="T3">con la primera generacion, </text:span></text:p>
            <text:p><text:span text:style-name="T3">entre ellos ‘B2’</text:span></text:p>
          </draw:text-box>
        </draw:frame>
        <draw:custom-shape draw:style-name="gr23" draw:text-style-name="P17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6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4" draw:layer="layout" svg:width="10.8cm" svg:height="2.6cm" svg:x="1cm" svg:y="15.1cm">
          <draw:text-box>
            <text:p><text:span text:style-name="T3">Los posible hijos de ‘B2’</text:span></text:p>
            <text:p><text:span text:style-name="T3">ocuparan las posiciones </text:span></text:p>
            <text:p><text:span text:style-name="T3">marcadas con X</text:span></text:p>
          </draw:text-box>
        </draw:frame>
        <draw:frame draw:style-name="gr15" draw:text-style-name="P7" draw:layer="layout" svg:width="1.679cm" svg:height="0.569cm" svg:x="6.501cm" svg:y="24.801cm">
          <draw:text-box>
            <text:p><text:span text:style-name="T4">(dibujo 9)</text:span></text:p>
          </draw:text-box>
        </draw:frame>
        <draw:frame draw:style-name="gr12" draw:text-style-name="P16" draw:layer="layout" svg:width="0.853cm" svg:height="0.839cm" svg:x="2.647cm" svg:y="22.8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048cm" svg:y="22.101cm">
          <draw:text-box>
            <text:p><text:span text:style-name="T7">X</text:span></text:p>
          </draw:text-box>
        </draw:frame>
        <draw:frame draw:style-name="gr12" draw:text-style-name="P13" draw:layer="layout" svg:width="0.853cm" svg:height="0.839cm" svg:x="3.348cm" svg:y="23.501cm">
          <draw:text-box>
            <text:p><text:span text:style-name="T6">X</text:span></text:p>
          </draw:text-box>
        </draw:frame>
        <draw:frame draw:style-name="gr6" draw:text-style-name="P6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836cm" svg:height="0.569cm" svg:x="17.202cm" svg:y="27.701cm">
          <draw:text-box>
            <text:p><text:span text:style-name="T4">(dibujo 10)</text:span></text:p>
          </draw:text-box>
        </draw:frame>
        <draw:frame draw:style-name="gr26" draw:text-style-name="P14" draw:layer="layout" svg:width="9.235cm" svg:height="2.384cm" svg:x="10.8cm" svg:y="17.5cm">
          <draw:text-box>
            <text:p><text:span text:style-name="T3">Todos ellos naceran </text:span></text:p>
            <text:p><text:span text:style-name="T3">con la segunda generacion </text:span></text:p>
            <text:p><text:span text:style-name="T3">entre ellos ‘C3’</text:span></text:p>
          </draw:text-box>
        </draw:frame>
        <draw:custom-shape draw:style-name="gr23" draw:text-style-name="P17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6" draw:layer="layout" svg:width="0.853cm" svg:height="0.839cm" svg:x="4.049cm" svg:y="22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3.349cm" svg:y="22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049cm" svg:y="23.5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049cm" svg:y="22.8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2.649cm" svg:y="22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2.649cm" svg:y="23.502cm">
          <draw:text-box>
            <text:p><text:span text:style-name="T7">X</text:span></text:p>
          </draw:text-box>
        </draw:frame>
        <draw:frame draw:style-name="gr27" draw:text-style-name="P7" draw:layer="layout" svg:width="2.61cm" svg:height="0.887cm" svg:x="2.502cm" svg:y="11.102cm">
          <draw:text-box>
            <text:p><text:span text:style-name="T4">Posición= ‘A1’</text:span></text:p>
            <text:p><text:span text:style-name="T4">Antepasados = ‘’</text:span></text:p>
          </draw:text-box>
        </draw:frame>
        <draw:frame draw:style-name="gr28" draw:text-style-name="P7" draw:layer="layout" svg:width="2.957cm" svg:height="0.887cm" svg:x="13.402cm" svg:y="14.102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28" draw:text-style-name="P7" draw:layer="layout" svg:width="2.957cm" svg:height="0.887cm" svg:x="2.603cm" svg:y="24.803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29" draw:text-style-name="P7" draw:layer="layout" svg:width="3.398cm" svg:height="0.887cm" svg:x="13.403cm" svg:y="27.703cm">
          <draw:text-box>
            <text:p><text:span text:style-name="T4">Posición= ‘C3’</text:span></text:p>
            <text:p><text:span text:style-name="T4">Antepasados = ‘A1-B2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0">
        <office:forms form:automatic-focus="false" form:apply-design-mode="false"/>
        <draw:frame draw:style-name="gr6" draw:text-style-name="P6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4" draw:layer="layout" svg:width="10.8cm" svg:height="2.6cm" svg:x="1cm" svg:y="2.2cm">
          <draw:text-box>
            <text:p><text:span text:style-name="T3">Los posibles hijos de ‘C3’</text:span></text:p>
            <text:p><text:span text:style-name="T3">Ocuparan las posiciones </text:span></text:p>
            <text:p><text:span text:style-name="T3">marcadas con X</text:span></text:p>
          </draw:text-box>
        </draw:frame>
        <draw:frame draw:style-name="gr30" draw:text-style-name="P7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2" draw:text-style-name="P16" draw:layer="layout" svg:width="0.853cm" svg:height="0.839cm" svg:x="3.347cm" svg:y="10.1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748cm" svg:y="9.401cm">
          <draw:text-box>
            <text:p><text:span text:style-name="T7">X</text:span></text:p>
          </draw:text-box>
        </draw:frame>
        <draw:frame draw:style-name="gr12" draw:text-style-name="P13" draw:layer="layout" svg:width="0.853cm" svg:height="0.839cm" svg:x="4.048cm" svg:y="10.801cm">
          <draw:text-box>
            <text:p><text:span text:style-name="T6">X</text:span></text:p>
          </draw:text-box>
        </draw:frame>
        <draw:frame draw:style-name="gr6" draw:text-style-name="P6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26" draw:text-style-name="P14" draw:layer="layout" svg:width="9.235cm" svg:height="2.384cm" svg:x="10.2cm" svg:y="5.4cm">
          <draw:text-box>
            <text:p><text:span text:style-name="T3">Todos ellos naceran </text:span></text:p>
            <text:p text:style-name="P18"><text:span text:style-name="T3">con la tercera generacion </text:span></text:p>
            <text:p text:style-name="P18"><text:span text:style-name="T3">entre ellos ‘D4’</text:span></text:p>
          </draw:text-box>
        </draw:frame>
        <draw:custom-shape draw:style-name="gr23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6" draw:layer="layout" svg:width="0.853cm" svg:height="0.839cm" svg:x="4.749cm" svg:y="9.4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049cm" svg:y="9.4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749cm" svg:y="10.8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749cm" svg:y="10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3.349cm" svg:y="9.4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3.349cm" svg:y="10.802cm">
          <draw:text-box>
            <text:p><text:span text:style-name="T7">X</text:span></text:p>
          </draw:text-box>
        </draw:frame>
        <draw:frame draw:style-name="gr6" draw:text-style-name="P6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4.801cm" svg:y="2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4" draw:layer="layout" svg:width="10.8cm" svg:height="2.7cm" svg:x="1.001cm" svg:y="15.4cm">
          <draw:text-box>
            <text:p><text:span text:style-name="T3">Los posibles hijos de ‘D4’</text:span></text:p>
            <text:p text:style-name="P18"><text:span text:style-name="T3">Ocuparan las posiciones </text:span></text:p>
            <text:p text:style-name="P18"><text:span text:style-name="T3">marcadas con X</text:span></text:p>
          </draw:text-box>
        </draw:frame>
        <draw:frame draw:style-name="gr30" draw:text-style-name="P7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12" draw:text-style-name="P16" draw:layer="layout" svg:width="0.853cm" svg:height="0.839cm" svg:x="4.048cm" svg:y="21.8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5.449cm" svg:y="21.101cm">
          <draw:text-box>
            <text:p><text:span text:style-name="T7">X</text:span></text:p>
          </draw:text-box>
        </draw:frame>
        <draw:frame draw:style-name="gr12" draw:text-style-name="P13" draw:layer="layout" svg:width="0.853cm" svg:height="0.839cm" svg:x="4.749cm" svg:y="22.501cm">
          <draw:text-box>
            <text:p><text:span text:style-name="T6">X</text:span></text:p>
          </draw:text-box>
        </draw:frame>
        <draw:frame draw:style-name="gr6" draw:text-style-name="P6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16.202cm" svg:y="2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836cm" svg:height="0.569cm" svg:x="17.203cm" svg:y="28.001cm">
          <draw:text-box>
            <text:p><text:span text:style-name="T4">(dibujo 12)</text:span></text:p>
          </draw:text-box>
        </draw:frame>
        <draw:custom-shape draw:style-name="gr23" draw:text-style-name="P17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6" draw:layer="layout" svg:width="0.853cm" svg:height="0.839cm" svg:x="5.45cm" svg:y="21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75cm" svg:y="21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5.45cm" svg:y="22.5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5.45cm" svg:y="21.8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05cm" svg:y="21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05cm" svg:y="22.502cm">
          <draw:text-box>
            <text:p><text:span text:style-name="T7">X</text:span></text:p>
          </draw:text-box>
        </draw:frame>
        <draw:frame draw:style-name="gr29" draw:text-style-name="P7" draw:layer="layout" svg:width="3.398cm" svg:height="0.887cm" svg:x="2.503cm" svg:y="12.704cm">
          <draw:text-box>
            <text:p><text:span text:style-name="T4">Posición= ‘C3’</text:span></text:p>
            <text:p><text:span text:style-name="T4">Antepasados = ‘A1-B2’</text:span></text:p>
          </draw:text-box>
        </draw:frame>
        <draw:frame draw:style-name="gr32" draw:text-style-name="P7" draw:layer="layout" svg:width="3.851cm" svg:height="0.887cm" svg:x="13.403cm" svg:y="15.604cm">
          <draw:text-box>
            <text:p><text:span text:style-name="T4">Posición= ‘D4’</text:span></text:p>
            <text:p><text:span text:style-name="T4">Antepasados = ‘A1-B2-C3’</text:span></text:p>
          </draw:text-box>
        </draw:frame>
        <draw:frame draw:style-name="gr32" draw:text-style-name="P7" draw:layer="layout" svg:width="3.851cm" svg:height="0.887cm" svg:x="2.404cm" svg:y="25.105cm">
          <draw:text-box>
            <text:p><text:span text:style-name="T4">Posición= ‘D4’</text:span></text:p>
            <text:p><text:span text:style-name="T4">Antepasados = ‘A1-B2-C3’</text:span></text:p>
          </draw:text-box>
        </draw:frame>
        <draw:frame draw:style-name="gr33" draw:text-style-name="P7" draw:layer="layout" svg:width="4.304cm" svg:height="0.887cm" svg:x="13.004cm" svg:y="27.905cm">
          <draw:text-box>
            <text:p><text:span text:style-name="T4">Posición= ‘E5’</text:span></text:p>
            <text:p><text:span text:style-name="T4">Antepasados = ‘A1-B2-C3-D4’</text:span></text:p>
          </draw:text-box>
        </draw:frame>
        <draw:frame draw:style-name="gr26" draw:text-style-name="P14" draw:layer="layout" svg:width="9.235cm" svg:height="2.384cm" svg:x="10.201cm" svg:y="18.2cm">
          <draw:text-box>
            <text:p><text:span text:style-name="T3">Todos ellos naceran </text:span></text:p>
            <text:p text:style-name="P18"><text:span text:style-name="T3">con la cuarta generacion </text:span></text:p>
            <text:p text:style-name="P18"><text:span text:style-name="T3">entre ellos ‘E5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0">
        <office:forms form:automatic-focus="false" form:apply-design-mode="false"/>
        <draw:frame draw:style-name="gr6" draw:text-style-name="P6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5.5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7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2" draw:text-style-name="P16" draw:layer="layout" svg:width="0.853cm" svg:height="0.839cm" svg:x="4.747cm" svg:y="8.8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148cm" svg:y="8.101cm">
          <draw:text-box>
            <text:p><text:span text:style-name="T7">X</text:span></text:p>
          </draw:text-box>
        </draw:frame>
        <draw:frame draw:style-name="gr12" draw:text-style-name="P13" draw:layer="layout" svg:width="0.853cm" svg:height="0.839cm" svg:x="5.448cm" svg:y="9.501cm">
          <draw:text-box>
            <text:p><text:span text:style-name="T6">X</text:span></text:p>
          </draw:text-box>
        </draw:frame>
        <draw:frame draw:style-name="gr6" draw:text-style-name="P6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16.901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836cm" svg:height="0.569cm" svg:x="17.202cm" svg:y="15.701cm">
          <draw:text-box>
            <text:p><text:span text:style-name="T4">(dibujo 12)</text:span></text:p>
          </draw:text-box>
        </draw:frame>
        <draw:custom-shape draw:style-name="gr23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6" draw:layer="layout" svg:width="0.853cm" svg:height="0.839cm" svg:x="6.149cm" svg:y="8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5.449cm" svg:y="8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149cm" svg:y="9.5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149cm" svg:y="8.8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749cm" svg:y="8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749cm" svg:y="9.502cm">
          <draw:text-box>
            <text:p><text:span text:style-name="T7">X</text:span></text:p>
          </draw:text-box>
        </draw:frame>
        <draw:frame draw:style-name="gr6" draw:text-style-name="P6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6.201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7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12" draw:text-style-name="P16" draw:layer="layout" svg:width="0.853cm" svg:height="0.839cm" svg:x="5.448cm" svg:y="20.4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849cm" svg:y="19.701cm">
          <draw:text-box>
            <text:p><text:span text:style-name="T7">X</text:span></text:p>
          </draw:text-box>
        </draw:frame>
        <draw:frame draw:style-name="gr12" draw:text-style-name="P13" draw:layer="layout" svg:width="0.853cm" svg:height="0.839cm" svg:x="6.149cm" svg:y="21.101cm">
          <draw:text-box>
            <text:p><text:span text:style-name="T6">X</text:span></text:p>
          </draw:text-box>
        </draw:frame>
        <draw:frame draw:style-name="gr6" draw:text-style-name="P6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17.602cm" svg:y="2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836cm" svg:height="0.569cm" svg:x="17.203cm" svg:y="28.001cm">
          <draw:text-box>
            <text:p><text:span text:style-name="T4">(dibujo 12)</text:span></text:p>
          </draw:text-box>
        </draw:frame>
        <draw:custom-shape draw:style-name="gr23" draw:text-style-name="P17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6" draw:layer="layout" svg:width="0.853cm" svg:height="0.839cm" svg:x="6.85cm" svg:y="19.7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15cm" svg:y="19.7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85cm" svg:y="21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85cm" svg:y="20.4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5.45cm" svg:y="19.7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5.45cm" svg:y="21.102cm">
          <draw:text-box>
            <text:p><text:span text:style-name="T7">X</text:span></text:p>
          </draw:text-box>
        </draw:frame>
        <draw:frame draw:style-name="gr33" draw:text-style-name="P7" draw:layer="layout" svg:width="4.304cm" svg:height="0.887cm" svg:x="2.204cm" svg:y="12.606cm">
          <draw:text-box>
            <text:p><text:span text:style-name="T4">Posición= ‘E5’</text:span></text:p>
            <text:p><text:span text:style-name="T4">Antepasados = ‘A1-B2-C3-D4’</text:span></text:p>
          </draw:text-box>
        </draw:frame>
        <draw:frame draw:style-name="gr34" draw:text-style-name="P7" draw:layer="layout" svg:width="4.744cm" svg:height="0.887cm" svg:x="12.904cm" svg:y="15.706cm">
          <draw:text-box>
            <text:p><text:span text:style-name="T4">Posición= ‘F6’</text:span></text:p>
            <text:p><text:span text:style-name="T4">Antepasados = ‘A1-B2-C3-D4-E5’</text:span></text:p>
          </draw:text-box>
        </draw:frame>
        <draw:frame draw:style-name="gr34" draw:text-style-name="P7" draw:layer="layout" svg:width="4.744cm" svg:height="0.887cm" svg:x="1.904cm" svg:y="25.007cm">
          <draw:text-box>
            <text:p><text:span text:style-name="T4">Posición= ‘F6’</text:span></text:p>
            <text:p><text:span text:style-name="T4">Antepasados = ‘A1-B2-C3-D4-E5’</text:span></text:p>
          </draw:text-box>
        </draw:frame>
        <draw:frame draw:style-name="gr35" draw:text-style-name="P7" draw:layer="layout" svg:width="5.167cm" svg:height="0.887cm" svg:x="12.404cm" svg:y="27.907cm">
          <draw:text-box>
            <text:p><text:span text:style-name="T4">Posición= ‘G7’</text:span></text:p>
            <text:p><text:span text:style-name="T4">Antepasados = ‘A1-B2-C3-D4-E5-F6’</text:span></text:p>
          </draw:text-box>
        </draw:frame>
        <draw:frame draw:style-name="gr31" draw:text-style-name="P14" draw:layer="layout" svg:width="10.8cm" svg:height="2.7cm" svg:x="1.001cm" svg:y="2.1cm">
          <draw:text-box>
            <text:p><text:span text:style-name="T3">Los posibles hijos de ‘E5’</text:span></text:p>
            <text:p text:style-name="P18"><text:span text:style-name="T3">Ocuparan las posiciones </text:span></text:p>
            <text:p text:style-name="P18"><text:span text:style-name="T3">marcadas con X</text:span></text:p>
          </draw:text-box>
        </draw:frame>
        <draw:frame draw:style-name="gr31" draw:text-style-name="P14" draw:layer="layout" svg:width="10.8cm" svg:height="2.7cm" svg:x="1.001cm" svg:y="15.4cm">
          <draw:text-box>
            <text:p><text:span text:style-name="T3">Los posibles hijos de ‘F6’</text:span></text:p>
            <text:p text:style-name="P18"><text:span text:style-name="T3">Ocuparan las posiciones </text:span></text:p>
            <text:p text:style-name="P18"><text:span text:style-name="T3">marcadas con X</text:span></text:p>
          </draw:text-box>
        </draw:frame>
        <draw:frame draw:style-name="gr26" draw:text-style-name="P14" draw:layer="layout" svg:width="9.235cm" svg:height="2.384cm" svg:x="10.201cm" svg:y="5.4cm">
          <draw:text-box>
            <text:p><text:span text:style-name="T3">Todos ellos naceran </text:span></text:p>
            <text:p text:style-name="P18"><text:span text:style-name="T3">con la quinta generacion </text:span></text:p>
            <text:p text:style-name="P18"><text:span text:style-name="T3">entre ellos ‘F6’</text:span></text:p>
          </draw:text-box>
        </draw:frame>
        <draw:frame draw:style-name="gr26" draw:text-style-name="P14" draw:layer="layout" svg:width="9.235cm" svg:height="2.384cm" svg:x="10.201cm" svg:y="18.3cm">
          <draw:text-box>
            <text:p><text:span text:style-name="T3">Todos ellos naceran </text:span></text:p>
            <text:p text:style-name="P18"><text:span text:style-name="T3">con la sexta generacion </text:span></text:p>
            <text:p text:style-name="P18"><text:span text:style-name="T3">entre ellos ‘G7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0">
        <office:forms form:automatic-focus="false" form:apply-design-mode="false"/>
        <draw:frame draw:style-name="gr6" draw:text-style-name="P6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6.9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7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2" draw:text-style-name="P16" draw:layer="layout" svg:width="0.853cm" svg:height="0.839cm" svg:x="6.147cm" svg:y="7.4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7.548cm" svg:y="6.701cm">
          <draw:text-box>
            <text:p><text:span text:style-name="T7">X</text:span></text:p>
          </draw:text-box>
        </draw:frame>
        <draw:frame draw:style-name="gr12" draw:text-style-name="P13" draw:layer="layout" svg:width="0.853cm" svg:height="0.839cm" svg:x="6.848cm" svg:y="8.101cm">
          <draw:text-box>
            <text:p><text:span text:style-name="T6">X</text:span></text:p>
          </draw:text-box>
        </draw:frame>
        <draw:frame draw:style-name="gr6" draw:text-style-name="P6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18.301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836cm" svg:height="0.569cm" svg:x="17.202cm" svg:y="15.701cm">
          <draw:text-box>
            <text:p><text:span text:style-name="T4">(dibujo 12)</text:span></text:p>
          </draw:text-box>
        </draw:frame>
        <draw:custom-shape draw:style-name="gr23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6" draw:layer="layout" svg:width="0.853cm" svg:height="0.839cm" svg:x="7.549cm" svg:y="6.7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849cm" svg:y="6.7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7.549cm" svg:y="8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7.549cm" svg:y="7.4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149cm" svg:y="6.7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149cm" svg:y="8.102cm">
          <draw:text-box>
            <text:p><text:span text:style-name="T7">X</text:span></text:p>
          </draw:text-box>
        </draw:frame>
        <draw:frame draw:style-name="gr36" draw:text-style-name="P14" draw:layer="layout" svg:width="18.2cm" svg:height="5.228cm" svg:x="1.4cm" svg:y="19.2cm">
          <draw:text-box>
            <text:p><text:span text:style-name="T3">Este individuo ‘H8’ representa el estado final que queríamos alcanzar.</text:span></text:p>
            <text:p><text:span text:style-name="T3">Y tiene la respuesta al problema.</text:span></text:p>
            <text:p><text:span text:style-name="T3"/></text:p>
            <text:p><text:span text:style-name="T3">Su lista de antepasados es :</text:span></text:p>
            <text:p text:style-name="P18"><text:span text:style-name="T3">-”A1-B2-C3-D4-E5-F6-G7-H8”-</text:span></text:p>
            <text:p><text:span text:style-name="T3"/></text:p>
          </draw:text-box>
        </draw:frame>
        <draw:frame draw:style-name="gr37" draw:text-style-name="P14" draw:layer="layout" svg:width="18.388cm" svg:height="1.673cm" svg:x="1.5cm" svg:y="26.6cm">
          <draw:text-box>
            <text:p><text:span text:style-name="T3">Y esa es la respuesta al problema,</text:span></text:p>
            <text:p><text:span text:style-name="T3">el camino que va desde la entrada, hasta la salida del laberinto.</text:span></text:p>
          </draw:text-box>
        </draw:frame>
        <draw:frame draw:style-name="gr35" draw:text-style-name="P7" draw:layer="layout" svg:width="5.167cm" svg:height="0.887cm" svg:x="1.405cm" svg:y="12.708cm">
          <draw:text-box>
            <text:p><text:span text:style-name="T4">Posición= ‘G7’</text:span></text:p>
            <text:p><text:span text:style-name="T4">Antepasados = ‘A1-B2-C3-D4-E5-F6’</text:span></text:p>
          </draw:text-box>
        </draw:frame>
        <draw:frame draw:style-name="gr38" draw:text-style-name="P7" draw:layer="layout" svg:width="5.637cm" svg:height="0.887cm" svg:x="11.605cm" svg:y="15.708cm">
          <draw:text-box>
            <text:p><text:span text:style-name="T4">Posición= ‘H8’</text:span></text:p>
            <text:p><text:span text:style-name="T4">Antepasados = ‘A1-B2-C3-D4-E5-F6-G7’</text:span></text:p>
          </draw:text-box>
        </draw:frame>
        <draw:frame draw:style-name="gr26" draw:text-style-name="P14" draw:layer="layout" svg:width="9.235cm" svg:height="2.384cm" svg:x="10.201cm" svg:y="6.2cm">
          <draw:text-box>
            <text:p><text:span text:style-name="T3">Todos ellos naceran </text:span></text:p>
            <text:p text:style-name="P18"><text:span text:style-name="T3">con la septima generacion </text:span></text:p>
            <text:p text:style-name="P18"><text:span text:style-name="T3">entre ellos ‘H8’</text:span></text:p>
          </draw:text-box>
        </draw:frame>
        <draw:frame draw:style-name="gr31" draw:text-style-name="P14" draw:layer="layout" svg:width="10.8cm" svg:height="2.7cm" svg:x="1.001cm" svg:y="2.4cm">
          <draw:text-box>
            <text:p><text:span text:style-name="T3">Los posibles hijos de ‘G7’</text:span></text:p>
            <text:p text:style-name="P18"><text:span text:style-name="T3">Ocuparan las posiciones </text:span></text:p>
            <text:p text:style-name="P18"><text:span text:style-name="T3">marcadas con 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office:forms form:automatic-focus="false" form:apply-design-mode="false"/>
        <draw:frame draw:style-name="gr39" draw:text-style-name="P3" draw:layer="layout" svg:width="18.923cm" svg:height="18.737cm" svg:x="1.077cm" svg:y="1.092cm">
          <draw:text-box>
            <text:p>el sistema ha encontrado la respuesta despues de 7 generaciones.</text:p>
            <text:p>el sistema avanza un paso en el proceso en cada generacion.</text:p>
            <text:p/>
            <text:p>Y con cada generacion, </text:p>
            <text:p>avanza un paso en la direccion correcta.</text:p>
            <text:p>No se pierde, no duda, no se equivoca.</text:p>
            <text:p>se mueve hacia el objetivo como si supiera adonde se encuentra.</text:p>
            <text:p/>
            <text:p>Con cada paso, avanza hacia el objetivo,</text:p>
            <text:p>Por el camino mas corto.</text:p>
            <text:p/>
            <text:p/>
            <text:p>hemos establecido que son necesarios al menos 7 pasos para alcanzar la salida,</text:p>
            <text:p>ya que se encuentra a una distancia de 7 casillas y la ficha no puede moverse mas de 1 casilla en cada jugada.</text:p>
            <text:p/>
            <text:p>de modo que,</text:p>
            <text:p>el sistema ha encontrado la respuesta con el <text:s/>minimo numero de pasos necesarios.</text:p>
            <text:p/>
            <text:p>No sera posible mejorarlo.</text:p>
            <text:p>Jamas existira un sistema mas eficiente que este, </text:p>
            <text:p>porque el problema no puede resolverse en un menor numero de pasos.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1">
        <office:forms form:automatic-focus="false" form:apply-design-mode="false"/>
        <draw:frame draw:style-name="gr40" draw:text-style-name="P6" draw:layer="layout" svg:width="13.91cm" svg:height="13.944cm" svg:x="3.641cm" svg:y="5.243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1" draw:text-style-name="P8" draw:layer="layout" svg:width="1.492cm" svg:height="1.594cm" svg:x="4.356cm" svg:y="16.93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9" draw:layer="layout" svg:width="1.492cm" svg:height="1.594cm" svg:x="15.256cm" svg:y="5.83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1" draw:layer="layout" svg:width="5.02cm" svg:height="1.73cm" svg:x="12.373cm" svg:y="2.866cm">
          <text:p text:style-name="P20">Salida</text:p>
          <draw:enhanced-geometry svg:viewBox="0 0 21600 21600" draw:glue-points="10800 0 0 10800 10800 21600 21600 10800 ?f40 ?f41" draw:text-areas="0 0 21600 21600" draw:type="rectangular-callout" draw:modifiers="15955.865365465 44235.70190641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21" draw:layer="layout" svg:width="5.02cm" svg:height="1.73cm" svg:x="4.573cm" svg:y="19.566cm">
          <text:p text:style-name="P20">Entrada</text:p>
          <draw:enhanced-geometry svg:viewBox="0 0 21600 21600" draw:glue-points="10800 0 0 10800 10800 21600 21600 10800 ?f40 ?f41" draw:text-areas="0 0 21600 21600" draw:type="rectangular-callout" draw:modifiers="2525.23401712806 -21500.17331022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4" draw:text-style-name="P22" draw:layer="layout" svg:width="1.987cm" svg:height="2.312cm" svg:x="6.056cm" svg:y="15.285cm">
          <draw:text-box>
            <text:p><text:span text:style-name="T8">1</text:span></text:p>
          </draw:text-box>
        </draw:frame>
        <draw:frame draw:style-name="gr44" draw:text-style-name="P22" draw:layer="layout" svg:width="1.987cm" svg:height="2.312cm" svg:x="7.656cm" svg:y="13.585cm">
          <draw:text-box>
            <text:p><text:span text:style-name="T8">2</text:span></text:p>
          </draw:text-box>
        </draw:frame>
        <draw:frame draw:style-name="gr44" draw:text-style-name="P22" draw:layer="layout" svg:width="1.987cm" svg:height="2.312cm" svg:x="9.157cm" svg:y="11.985cm">
          <draw:text-box>
            <text:p><text:span text:style-name="T8">3</text:span></text:p>
          </draw:text-box>
        </draw:frame>
        <draw:frame draw:style-name="gr44" draw:text-style-name="P22" draw:layer="layout" svg:width="1.987cm" svg:height="2.312cm" svg:x="7.657cm" svg:y="13.585cm">
          <draw:text-box>
            <text:p><text:span text:style-name="T8">2</text:span></text:p>
          </draw:text-box>
        </draw:frame>
        <draw:frame draw:style-name="gr44" draw:text-style-name="P22" draw:layer="layout" svg:width="1.987cm" svg:height="2.312cm" svg:x="10.757cm" svg:y="10.385cm">
          <draw:text-box>
            <text:p><text:span text:style-name="T8">4</text:span></text:p>
          </draw:text-box>
        </draw:frame>
        <draw:frame draw:style-name="gr44" draw:text-style-name="P22" draw:layer="layout" svg:width="1.987cm" svg:height="2.312cm" svg:x="7.657cm" svg:y="13.585cm">
          <draw:text-box>
            <text:p><text:span text:style-name="T8">2</text:span></text:p>
          </draw:text-box>
        </draw:frame>
        <draw:frame draw:style-name="gr44" draw:text-style-name="P22" draw:layer="layout" svg:width="1.987cm" svg:height="2.312cm" svg:x="12.257cm" svg:y="8.785cm">
          <draw:text-box>
            <text:p><text:span text:style-name="T8">5</text:span></text:p>
          </draw:text-box>
        </draw:frame>
        <draw:frame draw:style-name="gr44" draw:text-style-name="P22" draw:layer="layout" svg:width="1.987cm" svg:height="2.312cm" svg:x="13.857cm" svg:y="7.285cm">
          <draw:text-box>
            <text:p><text:span text:style-name="T8">6</text:span></text:p>
          </draw:text-box>
        </draw:frame>
        <draw:frame draw:style-name="gr44" draw:text-style-name="P22" draw:layer="layout" svg:width="1.987cm" svg:height="2.312cm" svg:x="15.457cm" svg:y="5.685cm">
          <draw:text-box>
            <text:p><text:span text:style-name="T8">7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office:forms form:automatic-focus="false" form:apply-design-mode="false"/>
        <draw:g>
          <draw:frame draw:style-name="gr40" draw:text-style-name="P6" draw:layer="layout" svg:width="13.91cm" svg:height="13.944cm" svg:x="3.69cm" svg:y="4.8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41" draw:text-style-name="P8" draw:layer="layout" svg:width="1.492cm" svg:height="1.594cm" svg:x="4.405cm" svg:y="16.493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9" draw:layer="layout" svg:width="1.492cm" svg:height="1.594cm" svg:x="15.305cm" svg:y="5.393cm">
            <text:p/>
            <draw:enhanced-geometry svg:viewBox="0 0 21600 21600" draw:type="rectangle" draw:enhanced-path="M 0 0 L 21600 0 21600 21600 0 21600 0 0 Z N"/>
          </draw:custom-shape>
        </draw:g>
        <draw:custom-shape draw:style-name="gr45" draw:text-style-name="P23" draw:layer="layout" svg:width="1cm" svg:height="9.8cm" svg:x="4.7cm" svg:y="6.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23" draw:layer="layout" svg:width="1cm" svg:height="9.8cm" draw:transform="rotate (-1.57934844012967) translate (15.905cm 5.843cm)">
          <text:p text:style-name="P17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">
        <office:forms form:automatic-focus="false" form:apply-design-mode="false"/>
        <draw:g>
          <draw:frame draw:style-name="gr40" draw:text-style-name="P6" draw:layer="layout" svg:width="13.91cm" svg:height="13.944cm" svg:x="3.69cm" svg:y="4.8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41" draw:text-style-name="P8" draw:layer="layout" svg:width="1.492cm" svg:height="1.594cm" svg:x="4.405cm" svg:y="16.493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9" draw:layer="layout" svg:width="1.492cm" svg:height="1.594cm" svg:x="15.305cm" svg:y="5.393cm">
            <text:p/>
            <draw:enhanced-geometry svg:viewBox="0 0 21600 21600" draw:type="rectangle" draw:enhanced-path="M 0 0 L 21600 0 21600 21600 0 21600 0 0 Z N"/>
          </draw:custom-shape>
        </draw:g>
        <draw:custom-shape draw:style-name="gr47" draw:text-style-name="P23" draw:layer="layout" svg:width="1cm" svg:height="10.7cm" draw:transform="rotate (-1.57934844012967) translate (15.903cm 16.78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23" draw:layer="layout" svg:width="1cm" svg:height="10.7cm" draw:transform="rotate (-1.57934844012967) translate (15.903cm 13.68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23" draw:layer="layout" svg:width="1cm" svg:height="10.7cm" draw:transform="rotate (-1.57934844012967) translate (15.903cm 7.38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23" draw:layer="layout" svg:width="1cm" svg:height="10.698cm" draw:transform="rotate (-1.57934844012967) translate (15.903cm 8.889cm)">
          <text:p/>
          <draw:enhanced-geometry svg:viewBox="0 0 21600 21600" draw:text-areas="?f0 ?f7 ?f2 21600" draw:mirror-horizont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23" draw:layer="layout" svg:width="1cm" svg:height="10.7cm" draw:transform="rotate (-1.57934844012967) translate (15.903cm 10.58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8" draw:text-style-name="P23" draw:layer="layout" svg:width="1cm" svg:height="10.698cm" draw:transform="rotate (-1.57934844012967) translate (15.904cm 12.113cm)">
          <text:p/>
          <draw:enhanced-geometry svg:viewBox="0 0 21600 21600" draw:text-areas="?f0 ?f7 ?f2 21600" draw:mirror-horizont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8" draw:text-style-name="P23" draw:layer="layout" svg:width="1cm" svg:height="10.698cm" draw:transform="rotate (-1.57934844012967) translate (15.904cm 15.213cm)">
          <text:p/>
          <draw:enhanced-geometry svg:viewBox="0 0 21600 21600" draw:text-areas="?f0 ?f7 ?f2 21600" draw:mirror-horizont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9" draw:text-style-name="P23" draw:layer="layout" svg:width="1cm" svg:height="1.784cm" draw:transform="rotate (-0.00855211333477282) translate (15.615cm 6.21cm)">
          <text:p/>
          <draw:enhanced-geometry svg:viewBox="0 0 21600 21600" draw:text-areas="?f0 ?f7 ?f2 21600" draw:mirror-horizont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1">
        <office:forms form:automatic-focus="false" form:apply-design-mode="false"/>
        <draw:g>
          <draw:frame draw:style-name="gr40" draw:text-style-name="P6" draw:layer="layout" svg:width="13.91cm" svg:height="13.944cm" svg:x="4.404cm" svg:y="5.392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41" draw:text-style-name="P8" draw:layer="layout" svg:width="1.492cm" svg:height="1.594cm" svg:x="5.119cm" svg:y="17.08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9" draw:layer="layout" svg:width="1.492cm" svg:height="1.594cm" svg:x="16.019cm" svg:y="5.985cm">
            <text:p/>
            <draw:enhanced-geometry svg:viewBox="0 0 21600 21600" draw:type="rectangle" draw:enhanced-path="M 0 0 L 21600 0 21600 21600 0 21600 0 0 Z N"/>
          </draw:custom-shape>
        </draw:g>
        <draw:frame draw:style-name="gr44" draw:text-style-name="P22" draw:layer="layout" svg:width="1.987cm" svg:height="2.312cm" svg:x="6.757cm" svg:y="15.285cm">
          <draw:text-box>
            <text:p><text:span text:style-name="T8">1</text:span></text:p>
          </draw:text-box>
        </draw:frame>
        <draw:frame draw:style-name="gr44" draw:text-style-name="P22" draw:layer="layout" svg:width="1.987cm" svg:height="2.312cm" svg:x="8.357cm" svg:y="13.785cm">
          <draw:text-box>
            <text:p><text:span text:style-name="T8">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Puntas_20_de_20_flecha_20_1" draw:display-name="Puntas de flecha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3-03-16T17:22:08.634000000</dc:date>
    <meta:editing-duration>PT5H51M34S</meta:editing-duration>
    <meta:editing-cycles>73</meta:editing-cycles>
    <meta:generator>LibreOffice/7.3.5.2$Windows_X86_64 LibreOffice_project/184fe81b8c8c30d8b5082578aee2fed2ea847c01</meta:generator>
    <meta:document-statistic meta:object-count="293"/>
  </office:meta>
</office:document-meta>
</file>